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) rotate (-1.97309471937959) translate (5.33428883552821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3) rotate (-1.18577669380495) translate (5.59204134706709cm 3.02896178053831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8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39cm 7.2186151038323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29cm 5.86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10362398526101cm 6.7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41cm" svg:height="3.156cm" draw:transform="rotate (-1.57515964992488) translate (6.46387155527411cm 1.7345730027045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1) rotate (-2.15687788961459) translate (6.8566401432272cm 2.00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1117911453987cm 2.222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6:58.156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